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style:text-underline-mode="continuous" style:text-underline-type="single" style:text-underline-style="solid" style:text-underline-width="normal" fo:font-family="Cambria" style:font-family-asian="Cambria" style:font-family-complex="Cambria" fo:background-color="transparent" fo:color="#4f81bd"/>
    </style:style>
    <style:style style:name="T2" style:family="text">
      <style:text-properties fo:font-size="16.00pt" fo:font-weight="normal" fo:font-family="Cambria" style:font-family-asian="Cambria" style:font-family-complex="Cambria" fo:background-color="transparent" fo:color="#4f81bd"/>
    </style:style>
    <style:style style:name="T3" style:family="text">
      <style:text-properties fo:font-size="12.00pt" fo:font-weight="normal" fo:font-family="Cambria" style:font-family-asian="Cambria" style:font-family-complex="Cambria"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office:automatic-styles>
  <office:body>
    <office:text>
      <text:p text:style-name="P1"><text:span text:style-name="T1"/></text:p>
      <text:p text:style-name="P1"><text:span text:style-name="T1"/></text:p>
      <text:p text:style-name="P1"><text:span text:style-name="T1">Sistema Azura</text:span></text:p>
      <text:p text:style-name="P1"><text:span text:style-name="T2"/></text:p>
      <text:p text:style-name="P2"><text:span text:style-name="T3">Ubicada en algún confín de Omnia, Azura es una de las estrellas mas calientes de toda la galaxia, es un sistema estelar pequeño, formado solamente por 3 planetas, uno de ellos es un planeta anciano y los otros 2 son planetas mas jovenes, formados a partir del primero:</text:span></text:p>
      <text:p text:style-name="P2"><text:span text:style-name="T3">-<text:tab/>Alka: En un origen, este era el único planeta que orbitaba Azura, es un colosal planeta rocoso que poseía una gran cantidad de satelites. Hace unos millones de años, debido a un meteorito, uno de los satelites calló al planeta y esto provocó un efecto dominó que hizo que todos los demás satelites se precipitaran contra la superficie. Esto causo que una cantidad ingente de material fuera expulsada al espacio, lo que propició la creación de los otros planetas del sistema Azura.</text:span></text:p>
      <text:p text:style-name="P2"><text:span text:style-name="T3">Alka es un planeta anciano y posee una piedra elemental de luz, a la que le quedan aun unos cuandos cientos de años para transformarse en una piedra de fuego.</text:span></text:p>
      <text:p text:style-name="P2"><text:span text:style-name="T3">En este planeta de desarrollan los eventos de 'Elemental Squad'.</text:span></text:p>
      <text:p text:style-name="P2"><text:span text:style-name="T3">-<text:tab/>Erythea: Es un planeta mucho mas pequeño que Alka (dabido a que se formo a partir de este), dabido a las diferencias de tamaño, Erythea es muchisimo mas caliente que su hermano mayor, lo que le da un color rojo a su superficie.</text:span></text:p>
      <text:p text:style-name="P2"><text:span text:style-name="T3">-<text:tab/>Nivana: Aproximadamente tiene el mismo tamaño que Erythea, solo que este se encuentra mucho mas alejado de sus dos hermanos, en la zona habitable de Azura, lo que ha provocado que este sea un planeta mucho más armónico que los otros dos.</text:span><text:span text:style-name="T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